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9.1pt"/>
    </style:style>
    <style:style style:name="co2" style:family="table-column">
      <style:table-column-properties fo:break-before="auto" style:column-width="252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odel-based Small Area Health Insurance Estimates (SAHIE) for Counties and States</text:p>
          </table:table-cell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OTE: VERY LONG .CSV FILES NOT ALWAYS IMPORTED INTO EXCEL CORRECTLY - CHECK FOR TRUN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Layout and Definitions: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Variable <text:s text:c="5"/>Format <text:s text:c="5"/>Description <text:s text:c="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year <text:s text:c="11"/>4 <text:s text:c="5"/>Year of Estim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version <text:s text:c="8"/>8 <text:s text:c="5"/>Release Versi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3"/>Blank <text:s text:c="2"/>: YEAR other than 2013</text:p>
          </table:table-cell>
          <table:table-cell office:value-type="string" calcext:value-type="string">
            <text:p><text:s/>Only Version <text:s text:c="2"/></text:p>
          </table:table-cell>
          <table:table-cell/>
        </table:table-row>
        <table:table-row table:style-name="ro1">
          <table:table-cell office:value-type="string" calcext:value-type="string">
            <text:p><text:s text:c="33"/>Original: 2013 only</text:p>
          </table:table-cell>
          <table:table-cell office:value-type="string" calcext:value-type="string">
            <text:p><text:s/>Original Version <text:s text:c="9"/></text:p>
          </table:table-cell>
          <table:table-cell/>
        </table:table-row>
        <table:table-row table:style-name="ro1">
          <table:table-cell office:value-type="string" calcext:value-type="string">
            <text:p><text:s text:c="33"/>Updated : 2013 only</text:p>
          </table:table-cell>
          <table:table-cell office:value-type="string" calcext:value-type="string">
            <text:p><text:s/>Updated Version (May 2016)</text:p>
          </table:table-cell>
          <table:table-cell/>
        </table:table-row>
        <table:table-row table:style-name="ro1">
          <table:table-cell office:value-type="string" calcext:value-type="string">
            <text:p><text:s text:c="7"/>statefips <text:s text:c="6"/>2 <text:s text:c="5"/>Unique FIPS code for each state <text:s text:c="1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countyfips <text:s text:c="5"/>3 <text:s text:c="5"/>Unique FIPS code for each county within a state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geocat <text:s text:c="9"/>2 <text:s text:c="5"/>Geography category <text:s text:c="1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40 - State geographic identifi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50 - County geographic identif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agecat <text:s text:c="9"/>1 <text:s text:c="5"/>Age category <text:s text:c="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0 - Under 65 y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1 - 18 to 64 y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2 - 40 to 64 y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3 - 50 to 64 y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4 - Under 19 y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5 - 21 to 64 ye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racecat <text:s text:c="8"/>1 <text:s text:c="5"/>Race category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0 - All r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Only state estimates have racecat=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values</text:p>
          </table:table-cell>
        </table:table-row>
        <table:table-row table:style-name="ro1">
          <table:table-cell office:value-type="string" calcext:value-type="string">
            <text:p><text:s text:c="32"/>1 - White alone</text:p>
          </table:table-cell>
          <table:table-cell office:value-type="string" calcext:value-type="string">
            <text:p><text:s/>not Hispanic</text:p>
          </table:table-cell>
          <table:table-cell/>
        </table:table-row>
        <table:table-row table:style-name="ro1">
          <table:table-cell office:value-type="string" calcext:value-type="string">
            <text:p><text:s text:c="32"/>2 - Black alone</text:p>
          </table:table-cell>
          <table:table-cell office:value-type="string" calcext:value-type="string">
            <text:p><text:s/>not Hispanic</text:p>
          </table:table-cell>
          <table:table-cell/>
        </table:table-row>
        <table:table-row table:style-name="ro1">
          <table:table-cell office:value-type="string" calcext:value-type="string">
            <text:p><text:s text:c="32"/>3 - Hispanic (any race) <text:s text:c="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sexcat <text:s text:c="9"/>1 <text:s text:c="5"/>Sex category <text:s text:c="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0 - Both se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1 - Male <text:s text:c="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2 - Female <text:s text:c="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7"/>iprcat <text:s text:c="9"/>1 <text:s text:c="5"/>Income categor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0 - All income levels <text:s text:c="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1 - At or below 200% of pov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2 - At or below 250% of pov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3 - At or below 138% of pov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4 - At or below 400% of pov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2"/>5 - Between 138% - 400% <text:s/>of pov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NIPR <text:s text:c="12"/>8 <text:s text:c="5"/>Number in demographic group for &lt;income category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nipr_moe <text:s text:c="5"/>8 <text:s text:c="10"/>MOE <text:s/>for N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NUI <text:s text:c="13"/>8 <text:s text:c="5"/>Number uninsured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nui_moe <text:s text:c="6"/>8 <text:s text:c="10"/>MOE <text:s/>for N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NIC <text:s text:c="13"/>8 <text:s text:c="5"/>Number insured <text:s text:c="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nic_moe <text:s text:c="6"/>8 <text:s text:c="10"/>MOE <text:s/>for NIC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PCTUI <text:s text:c="11"/>5.1 <text:s text:c="3"/>Percent uninsured in demographic group for &lt;income category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pctui_moe <text:s text:c="4"/>5.1 <text:s text:c="8"/>MOE <text:s/>for PCTUI <text:s text:c="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PCTIC <text:s text:c="11"/>5.1 <text:s text:c="3"/>Percent insured in demographic group for &lt;income category&gt;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pctic_moe <text:s text:c="4"/>5.1 <text:s text:c="8"/>MOE <text:s/>for PCTIC <text:s text:c="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PCTELIG <text:s text:c="9"/>5.1 <text:s text:c="3"/>Percent uninsured in demographic group for all income lev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pctelig_moe <text:s text:c="2"/>5.1 <text:s text:c="8"/>MOE <text:s/>for PCTELIG <text:s text:c="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PCTLIIC <text:s text:c="9"/>5.1 <text:s text:c="3"/>Percent insured in demographic group for all income levels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9"/>pctliic_moe <text:s text:c="2"/>5.1 <text:s text:c="8"/>MOE <text:s/>for PCTLIIC <text:s text:c="3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state_name <text:s text:c="6"/>70 <text:s text:c="4"/>Stat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6"/>county_name <text:s text:c="5"/>45 <text:s text:c="4"/>County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RIMARY KEY: year version statefips countyfips agecat racecat sexcat iprcat <text:s text:c="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ote 1: <text:s/>A margin of error (MOE) is the difference between an estimate and its u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r lower confidence bounds. Confidence bounds can be created by adding the margin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f error to the estimate (for an upper bound) and subtracting the margin of error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rom the estimate (for a lower bound). All published margins of error for the Small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rea Health Insurance Estimates program are based on a 90 percent confidence level.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ote 2: <text:s/>The number in a demographic group is the number of people in the poverty 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universe in that age</text:p>
          </table:table-cell>
          <table:table-cell office:value-type="string" calcext:value-type="string">
            <text:p><text:s/>sex</text:p>
          </table:table-cell>
          <table:table-cell office:value-type="string" calcext:value-type="string">
            <text:p><text:s/>and race/Hispanic origin group. <text:s text:c="25"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ote 3: <text:s/>Values for Kalawao</text:p>
          </table:table-cell>
          <table:table-cell office:value-type="string" calcext:value-type="string">
            <text:p><text:s/>HI (15-005) should be considered N/A or missing. <text:s text:c="6"/>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ote 4: <text:s/>MOEs of zero should be assumed to be &lt;1 for counts and &lt;0.1 for percentag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eneral Note: <text:s/>Details may not sum to totals because of rounding. <text:s text:c="1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09:39:45.127751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09:24:14.970526482</meta:creation-date>
    <dc:date>2020-07-01T10:22:46.281170312</dc:date>
    <meta:editing-duration>PT43M43S</meta:editing-duration>
    <meta:editing-cycles>2</meta:editing-cycles>
    <meta:generator>LibreOffice/6.0.7.3$Linux_X86_64 LibreOffice_project/00m0$Build-3</meta:generator>
    <meta:document-statistic meta:table-count="1" meta:cell-count="87" meta:object-count="0"/>
  </office:meta>
</office:document-meta>
</file>